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Research Methodology</text:p>
      <text:p text:style-name="P2"><text:span text:style-name="T3">Past tense is used for the research methodology as it is reflecting on research that I have documented where I mentioned the use of the stages mentioned in the literature review which I used to gather data along the implementation of the prototype. I used both quantitative and qualitative as research approaches for testing my prototype. I use quantitative data to gather general information about the prototype and analyze the data from various users to compare the results that were generated. I also used qualitative data to gather specific information of each user and assess a his/her behavior when using the gamification tool that I developed. The prototype that was developed was an integration of cyber security combined with gamification where the targeted age group was between ten years and fourteen years old as from research gathered from the literature review are highly vulnerable to security risks online as they do not have enough awareness on the sub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7:52:00Z</meta:creation-date>
    <dc:date>2020-06-01T18:02:00Z</dc:date>
    <meta:template xlink:href="Normal" xlink:type="simple"/>
    <meta:editing-cycles>2</meta:editing-cycles>
    <meta:editing-duration>PT600S</meta:editing-duration>
    <meta:document-statistic meta:page-count="1" meta:paragraph-count="1" meta:word-count="148" meta:character-count="995" meta:row-count="7" meta:non-whitespace-character-count="848"/>
  </office:meta>
</office:document-meta>
</file>